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Narrow1" svg:font-family="'Arial Narrow'" style:font-adornments="Norm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note">
      <style:paragraph-properties fo:margin-top="0cm" fo:margin-bottom="0.212cm" loext:contextual-spacing="false"/>
    </style:style>
    <style:style style:name="P2" style:family="paragraph" style:parent-style-name="Footnote">
      <style:paragraph-properties fo:margin-top="0cm" fo:margin-bottom="0.212cm" loext:contextual-spacing="false"/>
      <style:text-properties style:font-name="Calibri" fo:font-size="8pt" fo:language="en" fo:country="US" style:font-size-asian="8pt" style:font-name-complex="Calibri1" style:font-size-complex="8pt"/>
    </style:style>
    <style:style style:name="P3" style:family="paragraph" style:parent-style-name="Footnote">
      <style:paragraph-properties fo:margin-top="0cm" fo:margin-bottom="0.212cm" loext:contextual-spacing="false"/>
      <style:text-properties style:font-name="Calibri" fo:font-size="8pt" fo:language="en" fo:country="US" fo:font-style="italic" style:font-size-asian="8pt" style:font-style-asian="italic" style:font-name-complex="Calibri1" style:font-size-complex="8pt"/>
    </style:style>
    <style:style style:name="P4" style:family="paragraph" style:parent-style-name="Footnote" style:master-page-name="Converted2">
      <style:paragraph-properties fo:margin-top="0cm" fo:margin-bottom="0.212cm" loext:contextual-spacing="false" style:page-number="auto"/>
    </style:style>
    <style:style style:name="P5" style:family="paragraph" style:parent-style-name="Footnote" style:master-page-name="Converted4">
      <style:paragraph-properties fo:margin-top="0cm" fo:margin-bottom="0.212cm" loext:contextual-spacing="false" style:page-number="auto"/>
    </style:style>
    <style:style style:name="P6" style:family="paragraph" style:parent-style-name="Footnote" style:master-page-name="Converted6">
      <style:paragraph-properties fo:margin-top="0cm" fo:margin-bottom="0.212cm" loext:contextual-spacing="false" style:page-number="auto"/>
    </style:style>
    <style:style style:name="P7" style:family="paragraph" style:parent-style-name="Footnote" style:master-page-name="Converted8">
      <style:paragraph-properties fo:margin-top="0cm" fo:margin-bottom="0.212cm" loext:contextual-spacing="false" style:page-number="auto"/>
    </style:style>
    <style:style style:name="P8" style:family="paragraph" style:parent-style-name="Footnote" style:master-page-name="Converted10">
      <style:paragraph-properties fo:margin-top="0cm" fo:margin-bottom="0.212cm" loext:contextual-spacing="false" style:page-number="auto"/>
    </style:style>
    <style:style style:name="P9" style:family="paragraph" style:parent-style-name="Footnote" style:master-page-name="Converted12">
      <style:paragraph-properties fo:margin-top="0cm" fo:margin-bottom="0.212cm" loext:contextual-spacing="false" style:page-number="auto"/>
    </style:style>
    <style:style style:name="P10" style:family="paragraph" style:parent-style-name="Footnote" style:master-page-name="Converted14">
      <style:paragraph-properties fo:margin-top="0cm" fo:margin-bottom="0.212cm" loext:contextual-spacing="false" style:page-number="auto"/>
    </style:style>
    <style:style style:name="P11" style:family="paragraph" style:parent-style-name="Footnote" style:master-page-name="Converted16">
      <style:paragraph-properties fo:margin-top="0cm" fo:margin-bottom="0.212cm" loext:contextual-spacing="false" style:page-number="auto"/>
    </style:style>
    <style:style style:name="P12" style:family="paragraph" style:parent-style-name="Footnote" style:master-page-name="Converted18">
      <style:paragraph-properties fo:margin-top="0cm" fo:margin-bottom="0.212cm" loext:contextual-spacing="false" style:page-number="auto"/>
    </style:style>
    <style:style style:name="P13" style:family="paragraph" style:parent-style-name="Footnote" style:master-page-name="Converted20">
      <style:paragraph-properties fo:margin-top="0cm" fo:margin-bottom="0.212cm" loext:contextual-spacing="false" style:page-number="auto"/>
    </style:style>
    <style:style style:name="P14" style:family="paragraph" style:parent-style-name="Footnote" style:master-page-name="Converted22">
      <style:paragraph-properties fo:margin-top="0cm" fo:margin-bottom="0.212cm" loext:contextual-spacing="false" style:page-number="auto"/>
    </style:style>
    <style:style style:name="P15" style:family="paragraph" style:parent-style-name="Footnote" style:master-page-name="Converted24">
      <style:paragraph-properties fo:margin-top="0cm" fo:margin-bottom="0.212cm" loext:contextual-spacing="false" style:page-number="auto"/>
    </style:style>
    <style:style style:name="P16" style:family="paragraph" style:parent-style-name="Footnote" style:master-page-name="Converted26">
      <style:paragraph-properties fo:margin-top="0cm" fo:margin-bottom="0.212cm" loext:contextual-spacing="false" style:page-number="auto"/>
    </style:style>
    <style:style style:name="P17" style:family="paragraph" style:parent-style-name="Footnote" style:master-page-name="Converted28">
      <style:paragraph-properties fo:margin-top="0cm" fo:margin-bottom="0.212cm" loext:contextual-spacing="false" style:page-number="auto"/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Heading_20_1">
      <style:paragraph-properties fo:text-align="start" style:justify-single-word="false"/>
      <style:text-properties fo:font-size="10pt" fo:font-weight="bold" style:font-size-asian="10pt" style:font-weight-asian="bold"/>
    </style:style>
    <style:style style:name="P20" style:family="paragraph" style:parent-style-name="Heading_20_1">
      <style:paragraph-properties fo:text-align="justify" style:justify-single-word="false"/>
      <style:text-properties fo:font-size="10pt" fo:font-weight="bold" style:font-size-asian="10pt" style:font-weight-asian="bold"/>
    </style:style>
    <style:style style:name="P21" style:family="paragraph" style:parent-style-name="Heading_20_1" style:master-page-name="Standard">
      <style:paragraph-properties fo:text-align="start" style:justify-single-word="false" style:page-number="auto"/>
    </style:style>
    <style:style style:name="P22" style:family="paragraph" style:parent-style-name="Heading_20_2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fo:font-size="10pt" style:font-size-asian="10pt"/>
    </style:style>
    <style:style style:name="P25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size="10pt" style:font-size-asian="10pt"/>
    </style:style>
    <style:style style:name="P2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size="10pt" fo:font-style="italic" style:font-size-asian="10pt" style:font-style-asian="italic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style:font-name="Arial Narrow" fo:font-size="9.5pt" style:font-size-asian="9.5pt" style:font-size-complex="9.5pt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style:font-name="Arial Narrow" fo:font-size="9.5pt" fo:font-style="italic" style:font-size-asian="9.5pt" style:font-style-asian="italic" style:font-size-complex="9.5pt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style:font-name="Arial Narrow" fo:font-size="10pt" style:font-size-asian="10pt"/>
    </style:style>
    <style:style style:name="P30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Heading_20_3">
      <style:paragraph-properties fo:margin-left="0cm" fo:margin-right="0cm" fo:text-indent="0cm" style:auto-text-indent="false"/>
    </style:style>
    <style:style style:name="P32" style:family="paragraph" style:parent-style-name="Heading_20_3">
      <style:paragraph-properties fo:margin-left="0cm" fo:margin-right="0cm" fo:text-indent="0cm" style:auto-text-indent="false"/>
      <style:text-properties style:font-name="Arial Narrow" fo:font-size="9.5pt" fo:font-style="italic" style:font-size-asian="9.5pt" style:font-style-asian="italic" style:font-size-complex="9.5pt"/>
    </style:style>
    <style:style style:name="P33" style:family="paragraph" style:parent-style-name="Heading_20_3">
      <style:paragraph-properties fo:margin-left="0cm" fo:margin-right="0cm" fo:text-indent="0cm" style:auto-text-indent="false"/>
      <style:text-properties style:font-name="Arial Narrow" fo:font-size="9.5pt" fo:font-weight="bold" style:font-size-asian="9.5pt" style:font-weight-asian="bold" style:font-size-complex="9.5pt"/>
    </style:style>
    <style:style style:name="P34" style:family="paragraph" style:parent-style-name="Heading_20_3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Heading_20_3">
      <style:paragraph-properties fo:margin-left="0cm" fo:margin-right="0cm" fo:text-indent="0cm" style:auto-text-indent="false"/>
      <style:text-properties fo:font-size="10pt" fo:font-style="italic" style:font-size-asian="10pt" style:font-style-asian="italic"/>
    </style:style>
    <style:style style:name="P36" style:family="paragraph" style:parent-style-name="List_20_Paragraph" style:list-style-name="WWNum2">
      <style:paragraph-properties fo:margin-left="1cm" fo:margin-right="0cm" fo:text-indent="-0.249cm" style:auto-text-indent="false"/>
    </style:style>
    <style:style style:name="P37" style:family="paragraph" style:parent-style-name="Standard">
      <style:text-properties style:font-name="Arial Narrow" fo:font-size="9.5pt" fo:language="en" fo:country="US" fo:font-style="italic" style:font-size-asian="9.5pt" style:font-style-asian="italic" style:font-size-complex="9.5pt"/>
    </style:style>
    <style:style style:name="P38" style:family="paragraph" style:parent-style-name="Standard">
      <style:text-properties style:font-name="Arial Narrow" fo:font-size="9.5pt" fo:language="en" fo:country="US" style:font-size-asian="9.5pt" style:font-size-complex="9.5pt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text-properties fo:language="en" fo:country="GB"/>
    </style:style>
    <style:style style:name="P41" style:family="paragraph" style:parent-style-name="Standard">
      <style:text-properties style:font-name="Arial" fo:language="en" fo:country="US" style:font-name-complex="Arial1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Calibri" fo:font-size="9pt" fo:language="en" fo:country="US" style:font-size-asian="9pt" style:font-name-complex="Calibri1" style:font-size-complex="9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P44" style:family="paragraph" style:parent-style-name="Standard" style:list-style-name="WWNum2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P45" style:family="paragraph" style:parent-style-name="Standard">
      <style:paragraph-properties fo:margin-left="0.3cm" fo:margin-right="0cm" fo:text-indent="-0.3cm" style:auto-text-indent="false"/>
    </style:style>
    <style:style style:name="P46" style:family="paragraph" style:parent-style-name="Standard" style:list-style-name="WWNum1">
      <style:paragraph-properties fo:margin-left="0.3cm" fo:margin-right="0cm" fo:text-align="justify" style:justify-single-word="false" fo:text-indent="-0.3cm" style:auto-text-indent="false">
        <style:tab-stops>
          <style:tab-stop style:position="-1.27cm"/>
        </style:tab-stops>
      </style:paragraph-properties>
    </style:style>
    <style:style style:name="P47" style:family="paragraph" style:parent-style-name="Standard">
      <style:paragraph-properties fo:margin-left="0.3cm" fo:margin-right="0cm" fo:text-indent="-0.3cm" style:auto-text-indent="false"/>
      <style:text-properties style:font-name="Calibri" fo:font-size="9pt" fo:language="en" fo:country="US" style:font-size-asian="9pt" style:font-name-complex="Calibri1" style:font-size-complex="9pt"/>
    </style:style>
    <style:style style:name="P48" style:family="paragraph" style:parent-style-name="Standard">
      <style:paragraph-properties fo:margin-left="0.3cm" fo:margin-right="0cm" fo:text-indent="-0.3cm" style:auto-text-indent="false"/>
      <style:text-properties style:font-name="Calibri" fo:font-size="9pt" style:font-size-asian="9pt" style:font-name-complex="Calibri1" style:font-size-complex="9pt"/>
    </style:style>
    <style:style style:name="P49" style:family="paragraph" style:parent-style-name="Standard">
      <style:paragraph-properties fo:margin-left="-0.335cm" fo:margin-right="0cm" fo:text-indent="-0.3cm" style:auto-text-indent="false"/>
    </style:style>
    <style:style style:name="P50" style:family="paragraph" style:parent-style-name="Standard">
      <style:paragraph-properties fo:margin-left="0.3cm" fo:margin-right="0cm" fo:text-indent="0.079cm" style:auto-text-indent="false"/>
      <style:text-properties style:font-name="Calibri" fo:font-size="9pt" fo:language="en" fo:country="US" style:font-size-asian="9pt" style:font-name-complex="Calibri1" style:font-size-complex="9pt"/>
    </style:style>
    <style:style style:name="P51" style:family="paragraph" style:parent-style-name="Standard">
      <style:paragraph-properties fo:margin-left="0.3cm" fo:margin-right="0cm" fo:text-indent="0cm" style:auto-text-indent="false"/>
      <style:text-properties style:font-name="Calibri" fo:font-size="9pt" fo:language="en" fo:country="US" style:font-size-asian="9pt" style:font-name-complex="Calibri1" style:font-size-complex="9pt"/>
    </style:style>
    <style:style style:name="T1" style:family="text">
      <style:text-properties style:font-name="Arial" fo:font-size="12pt" fo:font-weight="bold" style:font-size-asian="12pt" style:font-weight-asian="bold"/>
    </style:style>
    <style:style style:name="T2" style:family="text">
      <style:text-properties style:font-name="Arial" fo:font-size="10pt" fo:font-weight="bold" style:font-size-asian="10pt" style:font-weight-asian="bold"/>
    </style:style>
    <style:style style:name="T3" style:family="text">
      <style:text-properties style:font-name="Arial" fo:language="en" fo:country="US" fo:font-weight="bold" style:font-weight-asian="bold" style:font-name-complex="Arial1"/>
    </style:style>
    <style:style style:name="T4" style:family="text">
      <style:text-properties style:font-name="Symbol" fo:font-size="10pt" fo:font-weight="bold" style:font-name-asian="Symbol1" style:font-size-asian="10pt" style:font-weight-asian="bold" style:font-name-complex="Symbol1"/>
    </style:style>
    <style:style style:name="T5" style:family="text">
      <style:text-properties style:font-name="Arial Narrow" fo:font-size="9.5pt" fo:font-style="italic" style:font-size-asian="9.5pt" style:font-style-asian="italic" style:font-size-complex="9.5pt"/>
    </style:style>
    <style:style style:name="T6" style:family="text">
      <style:text-properties style:font-name="Arial Narrow" fo:font-size="9.5pt" fo:font-style="italic" style:font-size-asian="9.5pt" style:font-style-asian="italic" style:font-size-complex="9.5pt" fo:background-color="#0000ff"/>
    </style:style>
    <style:style style:name="T7" style:family="text">
      <style:text-properties style:font-name="Arial Narrow" fo:font-size="9.5pt" fo:font-style="italic" fo:font-weight="bold" style:font-size-asian="9.5pt" style:font-style-asian="italic" style:font-weight-asian="bold" style:font-size-complex="9.5pt"/>
    </style:style>
    <style:style style:name="T8" style:family="text">
      <style:text-properties style:font-name="Arial Narrow" fo:font-size="9.5pt" fo:font-style="italic" loext:char-shading-value="0" style:font-size-asian="9.5pt" style:font-style-asian="italic" style:font-size-complex="9.5pt" fo:background-color="#0000ff"/>
    </style:style>
    <style:style style:name="T9" style:family="text">
      <style:text-properties style:font-name="Arial Narrow" fo:font-size="9.5pt" fo:font-style="italic" fo:background-color="#dee6ef" loext:char-shading-value="0" style:font-size-asian="9.5pt" style:font-style-asian="italic" style:font-size-complex="9.5pt"/>
    </style:style>
    <style:style style:name="T10" style:family="text">
      <style:text-properties style:font-name="Arial Narrow" fo:font-size="9.5pt" fo:font-style="italic" fo:background-color="#dee6ef" loext:char-shading-value="0" style:font-size-asian="9.5pt" style:font-style-asian="italic" style:font-size-complex="9.5pt"/>
    </style:style>
    <style:style style:name="T11" style:family="text">
      <style:text-properties style:font-name="Arial Narrow" fo:font-size="9.5pt" style:font-size-asian="9.5pt" style:font-size-complex="9.5pt"/>
    </style:style>
    <style:style style:name="T12" style:family="text">
      <style:text-properties style:font-name="Arial Narrow" fo:font-size="9.5pt" fo:font-weight="bold" style:font-size-asian="9.5pt" style:font-weight-asian="bold" style:font-size-complex="9.5pt"/>
    </style:style>
    <style:style style:name="T13" style:family="text">
      <style:text-properties style:font-name="Arial Narrow" fo:font-size="10pt" style:font-size-asian="10pt"/>
    </style:style>
    <style:style style:name="T14" style:family="text">
      <style:text-properties fo:font-size="10pt" fo:font-style="italic" style:font-size-asian="10pt" style:font-style-asian="italic"/>
    </style:style>
    <style:style style:name="T15" style:family="text">
      <style:text-properties fo:language="en" fo:country="US" fo:background-color="#ffff00"/>
    </style:style>
    <style:style style:name="T16" style:family="text">
      <style:text-properties style:font-name="Calibri" fo:font-size="9pt" fo:language="en" fo:country="US" style:font-size-asian="9pt" style:font-name-complex="Calibri1" style:font-size-complex="9pt"/>
    </style:style>
    <style:style style:name="T17" style:family="text">
      <style:text-properties style:font-name="Calibri" fo:font-size="9pt" fo:language="en" fo:country="US" fo:font-weight="bold" style:font-size-asian="9pt" style:font-weight-asian="bold" style:font-name-complex="Calibri1" style:font-size-complex="9pt" style:font-weight-complex="bold"/>
    </style:style>
    <style:style style:name="T18" style:family="text">
      <style:text-properties style:font-name="Calibri" fo:font-size="9pt" fo:language="en" fo:country="US" fo:font-weight="bold" style:font-size-asian="9pt" style:font-weight-asian="bold" style:font-name-complex="Calibri1" style:font-size-complex="9pt"/>
    </style:style>
    <style:style style:name="T19" style:family="text">
      <style:text-properties style:font-name="Calibri" fo:font-size="9pt" fo:language="en" fo:country="US" fo:font-style="italic" style:font-size-asian="9pt" style:font-style-asian="italic" style:font-name-complex="Calibri1" style:font-size-complex="9pt"/>
    </style:style>
    <style:style style:name="T20" style:family="text">
      <style:text-properties style:font-name="Calibri" fo:font-size="9pt" style:font-size-asian="9pt" style:font-name-complex="Calibri1" style:font-size-complex="9pt"/>
    </style:style>
    <style:style style:name="T21" style:family="text">
      <style:text-properties style:font-name="Calibri" fo:font-size="9pt" fo:font-weight="bold" style:font-size-asian="9pt" style:font-weight-asian="bold" style:font-name-complex="Calibri1" style:font-size-complex="9pt" style:font-weight-complex="bold"/>
    </style:style>
    <style:style style:name="T22" style:family="text">
      <style:text-properties style:font-name="Calibri" fo:font-size="9pt" fo:font-weight="bold" style:font-size-asian="9pt" style:font-weight-asian="bold" style:font-name-complex="Calibri1" style:font-size-complex="9pt"/>
    </style:style>
    <style:style style:name="T23" style:family="text">
      <style:text-properties style:font-name="Calibri" fo:font-size="9pt" fo:font-style="italic" style:font-size-asian="9pt" style:font-style-asian="italic" style:font-name-complex="Calibri1" style:font-size-complex="9pt" style:font-style-complex="italic" fo:background-color="#ffff00"/>
    </style:style>
    <style:style style:name="T24" style:family="text">
      <style:text-properties style:font-name="Calibri" fo:font-size="9pt" fo:language="en" fo:country="GB" style:font-size-asian="9pt" style:font-name-complex="Calibri1" style:font-size-complex="9pt"/>
    </style:style>
    <style:style style:name="T25" style:family="text">
      <style:text-properties style:font-name="Calibri" fo:font-size="9pt" fo:language="en" fo:country="GB" fo:font-weight="bold" style:font-size-asian="9pt" style:font-weight-asian="bold" style:font-name-complex="Calibri1" style:font-size-complex="9pt"/>
    </style:style>
    <style:style style:name="T26" style:family="text">
      <style:text-properties style:font-name="Calibri" fo:font-size="8pt" fo:language="en" fo:country="US" style:font-size-asian="8pt" style:font-name-complex="Calibri1" style:font-size-complex="8pt"/>
    </style:style>
    <style:style style:name="T27" style:family="text">
      <style:text-properties style:font-name="Calibri" fo:font-size="8pt" fo:language="en" fo:country="US" fo:font-style="italic" style:font-size-asian="8pt" style:font-style-asian="italic" style:font-name-complex="Calibri1" style:font-size-complex="8pt"/>
    </style:style>
    <style:style style:name="T28" style:family="text">
      <style:text-properties style:font-name="Calibri" fo:font-size="8pt" fo:language="en" fo:country="US" fo:font-style="italic" fo:font-weight="bold" style:font-size-asian="8pt" style:font-style-asian="italic" style:font-weight-asian="bold" style:font-name-complex="Calibri1" style:font-size-complex="8pt"/>
    </style:style>
    <style:style style:name="T29" style:family="text">
      <style:text-properties style:font-name="Calibri" fo:font-size="8pt" fo:language="en" fo:country="GB" style:font-size-asian="8pt" style:font-name-complex="Calibri1" style:font-size-complex="8pt"/>
    </style:style>
    <style:style style:name="T30" style:family="text">
      <style:text-properties style:font-name="Cambria Math" fo:font-size="8pt" fo:language="en" fo:country="US" style:font-size-asian="8pt" style:font-name-complex="Cambria Math1" style:font-size-complex="8pt"/>
    </style:style>
    <style:style style:name="T31" style:family="text">
      <style:text-properties style:font-name="Wingdings" fo:font-size="8pt" style:font-name-asian="Wingdings1" style:font-size-asian="8pt" style:font-name-complex="Wingdings1" style:font-size-complex="8pt"/>
    </style:style>
    <style:style style:name="T32" style:family="text">
      <style:text-properties style:font-name="Wingdings" fo:font-size="8pt" fo:language="en" fo:country="US" fo:font-style="italic" style:font-name-asian="Wingdings1" style:font-size-asian="8pt" style:font-style-asian="italic" style:font-name-complex="Wingdings1" style:font-size-complex="8pt"/>
    </style:style>
    <style:style style:name="T33" style:family="text">
      <style:text-properties style:font-name="Wingdings" fo:font-size="8pt" fo:language="en" fo:country="US" style:font-name-asian="Wingdings1" style:font-size-asian="8pt" style:font-name-complex="Wingdings1" style:font-size-complex="8pt"/>
    </style:style>
    <style:style style:name="Sect1" style:family="section">
      <style:section-properties text:dont-balance-text-columns="true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1" text:outline-level="1"><text:bookmark text:name="_GoBack"/><text:span text:style-name="T1">Tenses referring to present time</text:span></text:h>
        <text:h text:style-name="P23" text:outline-level="2"/>
        <text:h text:style-name="P22" text:outline-level="2"><text:span text:style-name="T2">Present Simple </text:span><text:span text:style-name="T4"></text:span><text:span text:style-name="T2"> ILLIMITED DURATION</text:span></text:h>
        <text:h text:style-name="P23" text:outline-level="2"/>
        <text:h text:style-name="P31" text:outline-level="3"><text:span text:style-name="T5">What do you do?</text:span></text:h>
        <text:h text:style-name="P31" text:outline-level="3"><text:span text:style-name="T5">I’m a teacher</text:span></text:h>
        <text:h text:style-name="P32" text:outline-level="3"/>
        <text:h text:style-name="P31" text:outline-level="3"><text:span text:style-name="T5">I read a lot of novels </text:span></text:h>
        <text:p text:style-name="P37"/>
        <text:h text:style-name="P31" text:outline-level="3"><text:span text:style-name="T5">Unemployment goes up every January</text:span></text:h>
        <text:p text:style-name="P39"/>
        <text:h text:style-name="P22" text:outline-level="2"><text:span text:style-name="T2">Present Progressive </text:span><text:span text:style-name="T4"></text:span><text:span text:style-name="T2"> LIMITED DURATION</text:span></text:h>
        <text:p text:style-name="P39"/>
        <text:h text:style-name="P31" text:outline-level="3"><text:span text:style-name="T5">A- What are you doing? <text:s text:c="2"/>B-I’m trying to open this door</text:span></text:h>
        <text:h text:style-name="P32" text:outline-level="3"/>
        <text:h text:style-name="P31" text:outline-level="3"><text:span text:style-name="T5">I’m reading “The Moonstone”</text:span></text:h>
        <text:h text:style-name="P32" text:outline-level="3"/>
        <text:h text:style-name="P31" text:outline-level="3"><text:span text:style-name="T5">Unemployment is going up</text:span></text:h>
        <text:h text:style-name="P32" text:outline-level="3"/>
        <text:h text:style-name="P18" text:outline-level="1"><text:span text:style-name="T2">Tenses referring to present time: Present Simple</text:span></text:h>
        <text:h text:style-name="P22" text:outline-level="2"><text:span text:style-name="T13">To talk about permanent situations or about general facts:</text:span></text:h>
        <text:p text:style-name="P39"/>
        <text:h text:style-name="P34" text:outline-level="3"><text:span text:style-name="T5">They live in a very nice flat.</text:span></text:h>
        <text:h text:style-name="P34" text:outline-level="3"><text:span text:style-name="T5">Water boils at 100 º Celsius.</text:span></text:h>
        <text:h text:style-name="P27" text:outline-level="2"/>
        <text:h text:style-name="P22" text:outline-level="2"><text:span text:style-name="T13">To talk about things that happen regularly, repeatedly or all the time:</text:span></text:h>
        <text:h text:style-name="P25" text:outline-level="2"/>
        <text:h text:style-name="P34" text:outline-level="3"><text:span text:style-name="T5">It always rains at the weekend.</text:span></text:h>
        <text:h text:style-name="P34" text:outline-level="3"><text:span text:style-name="T5">Jeremy is a photographer. He takes photos for a newspaper.</text:span></text:h>
        <text:h text:style-name="P33" text:outline-level="3"/>
        <text:h text:style-name="P30" text:outline-level="2"><text:span text:style-name="T13">Commentaries:</text:span></text:h>
        <text:h text:style-name="P25" text:outline-level="2"/>
        <text:h text:style-name="P34" text:outline-level="3"><text:span text:style-name="T5">De Gea almost touches the ball ... </text:span></text:h>
        <text:h text:style-name="P23" text:outline-level="2"/>
        <text:h text:style-name="P30" text:outline-level="2"><text:span text:style-name="T13">To refer to future events which are timetabled:</text:span></text:h>
        <text:h text:style-name="P25" text:outline-level="2"/>
        <text:h text:style-name="P34" text:outline-level="3"><text:span text:style-name="T5">His train arrives at 11.45.← </text:span><text:span text:style-name="T9">Va en simple porque es algo oficial</text:span></text:h>
        <text:h text:style-name="P34" text:outline-level="3"><text:span text:style-name="T5">I start my new job tomorrow.</text:span></text:h>
        <text:p text:style-name="P39"/>
        <text:h text:style-name="P30" text:outline-level="2"><text:span text:style-name="T13">In subordinate clauses that refer to the future:</text:span></text:h>
        <text:h text:style-name="P26" text:outline-level="2"/>
        <text:h text:style-name="P34" text:outline-level="3"><text:span text:style-name="T5">I'll phone you when I get home.</text:span></text:h>
        <text:h text:style-name="P34" text:outline-level="3"><text:span text:style-name="T5">We'll go to play tennis if it doesn't rain.</text:span></text:h>
        <text:h text:style-name="P25" text:outline-level="2"/>
        <text:h text:style-name="P30" text:outline-level="2"><text:span text:style-name="T13">In suggestions with: Why don't you...? and certain expressions like:</text:span></text:h>
        <text:p text:style-name="P38"/>
        <text:h text:style-name="P34" text:outline-level="3"><text:span text:style-name="T5">How do you do?</text:span></text:h>
        <text:h text:style-name="P34" text:outline-level="3"><text:span text:style-name="T5">Why don't you take a day off tomorrow?</text:span></text:h>
        <text:p text:style-name="P39"/>
        <text:h text:style-name="P30" text:outline-level="2"><text:span text:style-name="T13">With state verbs:</text:span></text:h>
        <text:p text:style-name="P39"/>
        <text:h text:style-name="P34" text:outline-level="3"><text:span text:style-name="T5">I think you're right.</text:span></text:h>
        <text:h text:style-name="P34" text:outline-level="3"><text:span text:style-name="T5">She likes her job.</text:span></text:h>
        <text:h text:style-name="P34" text:outline-level="3"><text:span text:style-name="T5">He wants a new bike.</text:span></text:h>
        <text:h text:style-name="P34" text:outline-level="3"><text:span text:style-name="T5">I know Jane quite well.</text:span></text:h>
        <text:p text:style-name="P40"/>
        <text:h text:style-name="P18" text:outline-level="1"><text:span text:style-name="T2">State use of verbs</text:span></text:h>
        <text:p text:style-name="Standard"><text:span text:style-name="T15">Los state verbs son verbos que no se pueden poner en continuo. </text:span></text:p>
        <text:h text:style-name="P28" text:outline-level="2"/>
        <text:h text:style-name="P22" text:outline-level="2"><text:span text:style-name="T5">I think she’s right</text:span></text:h>
        <text:h text:style-name="P22" text:outline-level="2"><text:span text:style-name="T5">I’m thinking about the problem</text:span></text:h>
        <text:h text:style-name="P28" text:outline-level="2"/>
        <text:h text:style-name="P22" text:outline-level="2"><text:span text:style-name="T5">He’s French</text:span></text:h>
        <text:h text:style-name="P22" text:outline-level="2"><text:span text:style-name="T5">He’s being silly</text:span></text:h>
        <text:h text:style-name="P28" text:outline-level="2"/>
        <text:h text:style-name="P22" text:outline-level="2"><text:span text:style-name="T5">She has a new car</text:span></text:h>
        <text:h text:style-name="P22" text:outline-level="2"><text:span text:style-name="T5">She’s having lunch</text:span></text:h>
        <text:h text:style-name="P19" text:outline-level="1"/>
        <text:h text:style-name="P18" text:outline-level="1"><text:span text:style-name="T2">Present Progressive </text:span><text:span text:style-name="T4"></text:span><text:span text:style-name="T2"> LIMITED DURATION</text:span></text:h>
        <text:h text:style-name="P22" text:outline-level="2"><text:span text:style-name="T13">To talk about actions happening now:</text:span></text:h>
        <text:h text:style-name="P35" text:outline-level="3"/>
        <text:h text:style-name="P31" text:outline-level="3"><text:span text:style-name="T5">I’m speaking </text:span></text:h>
        <text:h text:style-name="P24" text:outline-level="2"/>
        <text:h text:style-name="P22" text:outline-level="2"><text:span text:style-name="T13">To talk about actions happening about now with limited duration:</text:span></text:h>
        <text:h text:style-name="P35" text:outline-level="3"/>
        <text:h text:style-name="P31" text:outline-level="3"><text:span text:style-name="T5">I’m reading “War and Peace” </text:span></text:h>
        <text:h text:style-name="P25" text:outline-level="2"/>
        <text:h text:style-name="P22" text:outline-level="2"><text:span text:style-name="T13">To talk about changes in progress:</text:span></text:h>
        <text:h text:style-name="P29" text:outline-level="2"/>
        <text:h text:style-name="P34" text:outline-level="3"><text:span text:style-name="T5">Unemployment is going up</text:span></text:h>
        <text:h text:style-name="P34" text:outline-level="3"><text:span text:style-name="T5">The climate is getting warmer</text:span></text:h>
        <text:h text:style-name="P25" text:outline-level="2"/>
        <text:h text:style-name="P22" text:outline-level="2"><text:span text:style-name="T13">For repeated actions with always and similar words: constantly, forever to mean very often or too often:</text:span></text:h>
        <text:h text:style-name="P35" text:outline-level="3"/>
        <text:h text:style-name="P31" text:outline-level="3"><text:span text:style-name="T5">I'm always losing my keys.</text:span></text:h>
        <text:h text:style-name="P25" text:outline-level="2"/>
        <text:h text:style-name="P22" text:outline-level="2"><text:span text:style-name="T13">To talk about a pre-planned future:</text:span></text:h>
        <text:h text:style-name="P29" text:outline-level="2"/>
        <text:h text:style-name="P31" text:outline-level="3"><text:span text:style-name="T5">We’re having a party on Friday ← </text:span><text:span text:style-name="T9">Va en continuo porque no es oficial. (al contrario que lo de antes del tren de las 11,45)</text:span></text:h>
        <text:h text:style-name="P20" text:outline-level="1"/>
        <text:p text:style-name="Standard"><text:span text:style-name="T3">1. Fill in the correct form of the verb.</text:span></text:p>
        <text:p text:style-name="P41"/>
        <text:list xml:id="list4079273595" text:style-name="WWNum1">
          <text:list-item>
            <text:p text:style-name="P46"><text:span text:style-name="T16">Where </text:span><text:span text:style-name="T17">do you usually get</text:span><text:span text:style-name="T16"> (you usually get) the bus?</text:span></text:p>
          </text:list-item>
        </text:list>
        <text:p text:style-name="P47"/>
        <text:list xml:id="list164014104412317" text:continue-numbering="true" text:style-name="WWNum1">
          <text:list-item>
            <text:p text:style-name="P46"><text:span text:style-name="T16">You </text:span><text:span text:style-name="T17">don’t believe</text:span><text:span text:style-name="T16"> (not believe) me! You</text:span><text:span text:style-name="T17"> think </text:span><text:span text:style-name="T20">(think) I </text:span><text:span text:style-name="T21">‘m lying</text:span><text:span text:style-name="T20"> (lie). </text:span><text:span text:style-name="T23">Think and believe are state verbs </text:span></text:p>
          </text:list-item>
        </text:list>
        <text:p text:style-name="P48"/>
        <text:list xml:id="list164013842475339" text:continue-numbering="true" text:style-name="WWNum1">
          <text:list-item>
            <text:p text:style-name="P46"><text:span text:style-name="T16">The sun</text:span><text:span text:style-name="T17"> is getting </text:span><text:span text:style-name="T16">(get) colder and colder.</text:span></text:p>
          </text:list-item>
        </text:list>
        <text:p text:style-name="P47"/>
        <text:list xml:id="list164014221615694" text:continue-numbering="true" text:style-name="WWNum1">
          <text:list-item>
            <text:p text:style-name="P46"><text:span text:style-name="T16">Speak more slowly! I </text:span><text:span text:style-name="T17">don’t understand </text:span><text:span text:style-name="T16">(not understand) what you </text:span><text:span text:style-name="T17">are saying</text:span><text:span text:style-name="T16"> </text:span><text:span text:style-name="T20">(say). </text:span><text:span text:style-name="T23">Understand is stateverb</text:span></text:p>
          </text:list-item>
        </text:list>
        <text:p text:style-name="P48"/>
        <text:list xml:id="list164013818394111" text:continue-numbering="true" text:style-name="WWNum1">
          <text:list-item>
            <text:p text:style-name="P46"><text:span text:style-name="T20">What </text:span><text:span text:style-name="T21">is happening</text:span><text:span text:style-name="T20"> (happen)?</text:span></text:p>
          </text:list-item>
        </text:list>
        <text:p text:style-name="P49"><text:span text:style-name="T16"><text:s text:c="6"/>I </text:span><text:span text:style-name="T17">don’t know </text:span><text:span text:style-name="T16">(not know), I've only just arrived.</text:span></text:p>
        <text:p text:style-name="P47"/>
        <text:list xml:id="list164012366314901" text:continue-numbering="true" text:style-name="WWNum1">
          <text:list-item>
            <text:p text:style-name="P46"><text:span text:style-name="T16">Don't disturb her, she </text:span><text:span text:style-name="T17">is thinking</text:span><text:span text:style-name="T16"> (think) about the problem.</text:span></text:p>
          </text:list-item>
        </text:list>
        <text:p text:style-name="P47"/>
        <text:list xml:id="list164012406859619" text:continue-numbering="true" text:style-name="WWNum1">
          <text:list-item>
            <text:p text:style-name="P46"><text:span text:style-name="T16">The price of flats </text:span><text:span text:style-name="T17">is going up</text:span><text:span text:style-name="T16"> (go up).</text:span></text:p>
          </text:list-item>
        </text:list>
        <text:p text:style-name="P47"/>
        <text:list xml:id="list164014176530901" text:continue-numbering="true" text:style-name="WWNum1">
          <text:list-item>
            <text:p text:style-name="P46"><text:span text:style-name="T16">I'll phone you when I</text:span><text:span text:style-name="T17"> get </text:span><text:span text:style-name="T20">(get) home. </text:span><text:span text:style-name="T23">It is an attemporal sentence. Esta la cagamos en los examenes!</text:span></text:p>
          </text:list-item>
        </text:list>
        <text:p text:style-name="P48"/>
        <text:list xml:id="list164012326415430" text:continue-numbering="true" text:style-name="WWNum1">
          <text:list-item>
            <text:p text:style-name="P46"><text:span text:style-name="T20">-What </text:span><text:span text:style-name="T21">are you doing</text:span><text:span text:style-name="T20"> (you do)?</text:span></text:p>
          </text:list-item>
        </text:list>
        <text:p text:style-name="P45"><text:span text:style-name="T16">-I </text:span><text:span text:style-name="T17">‘m</text:span><text:span text:style-name="T16"> </text:span><text:span text:style-name="T17">looking for</text:span><text:span text:style-name="T16">(look for) that book I lent you.</text:span></text:p>
        <text:p text:style-name="P47"/>
        <text:p text:style-name="P43"><text:span text:style-name="T16">10. This week I </text:span><text:span text:style-name="T17">‘m going</text:span><text:span text:style-name="T16"> (go) to work by bus, because I've lent my bicycle to a friend.</text:span></text:p>
        <text:p text:style-name="P47"/>
        <text:p text:style-name="P43"><text:span text:style-name="T16">11. I </text:span><text:span text:style-name="T17">know</text:span><text:span text:style-name="T16"> (know) he </text:span><text:span text:style-name="T17">is not telling</text:span><text:span text:style-name="T16"> (not tell) the truth about the incident.</text:span></text:p>
        <text:p text:style-name="P47"/>
        <text:p text:style-name="P43"><text:span text:style-name="T16">12. I </text:span><text:span text:style-name="T17">‘m reading</text:span><text:span text:style-name="T16"> (read) </text:span><text:span text:style-name="T19">De Rerum Natura</text:span><text:span text:style-name="T16"> again.</text:span></text:p>
        <text:p text:style-name="P47"/>
        <text:p text:style-name="P43"><text:span text:style-name="T16">13. Why</text:span><text:span text:style-name="T17"> don’t we organise </text:span><text:span text:style-name="T16">(we not organize) a protest against the Government?</text:span></text:p>
        <text:p text:style-name="P43"><text:soft-page-break/><text:span text:style-name="T16">14, As soon as I</text:span><text:span text:style-name="T17"> get </text:span><text:span text:style-name="T16">(get) home, I'll have a drink.</text:span></text:p>
        <text:p text:style-name="P42"/>
        <text:p text:style-name="P42"/>
      </text:section>
      <text:section text:style-name="Sect2" text:name="Sección1">
        <text:list xml:id="list2144632610" text:style-name="WWNum2">
          <text:list-item>
            <text:p text:style-name="P44"><text:span text:style-name="T16">Where </text:span><text:span text:style-name="T18">do you usually get</text:span><text:span text:style-name="T18"><text:note text:id="ftn1" text:note-class="footnote"><text:note-citation>1</text:note-citation><text:note-body><text:p text:style-name="P4"><text:span text:style-name="T26"><text:s/>Illimited duration; frequency adverbs are normally placed immediately before the main verb, but after </text:span><text:span text:style-name="T27">be</text:span><text:span text:style-name="T26"> even if it is a main verb:</text:span></text:p><text:p text:style-name="P2"/><text:p text:style-name="P1"><text:span text:style-name="T27">I </text:span><text:span text:style-name="T28">often</text:span><text:span text:style-name="T27"> go to the cinema<text:tab/>I don’t </text:span><text:span text:style-name="T28">often</text:span><text:span text:style-name="T27"> go to the cinema<text:tab/><text:tab/>Do you </text:span><text:span text:style-name="T28">often</text:span><text:span text:style-name="T27"> go to the cinema?</text:span></text:p><text:p text:style-name="P3"/><text:p text:style-name="P1"><text:span text:style-name="T27">He is </text:span><text:span text:style-name="T28">often</text:span><text:span text:style-name="T27"> drunk.</text:span></text:p></text:note-body></text:note></text:span><text:span text:style-name="T16"> the bus?</text:span></text:p>
          </text:list-item>
        </text:list>
        <text:p text:style-name="P50"/>
        <text:list xml:id="list164013774070801" text:continue-numbering="true" text:style-name="WWNum2">
          <text:list-item>
            <text:p text:style-name="P44"><text:span text:style-name="T16">You </text:span><text:span text:style-name="T18">don’t believe</text:span><text:span text:style-name="T16"> me! You </text:span><text:span text:style-name="T18">think</text:span><text:span text:style-name="T16"> I</text:span><text:span text:style-name="T18">’m lying</text:span><text:span text:style-name="T18"><text:note text:id="ftn2" text:note-class="footnote"><text:note-citation>2</text:note-citation><text:note-body><text:p text:style-name="P5"><text:span text:style-name="T26"><text:s/></text:span><text:span text:style-name="T27">Believe</text:span><text:span text:style-name="T26"> and </text:span><text:span text:style-name="T27">think</text:span><text:span text:style-name="T26"> are state verbs here, so we can’t use the progressive; </text:span><text:span text:style-name="T27">lie </text:span><text:span text:style-name="T26">is a dynamic verb, there is limited duration </text:span><text:span text:style-name="T30">∴</text:span><text:span text:style-name="T26"> we use the progressive form.</text:span></text:p></text:note-body></text:note></text:span><text:span text:style-name="T16">.</text:span></text:p>
          </text:list-item>
        </text:list>
        <text:p text:style-name="P51"/>
        <text:list xml:id="list164013370652744" text:continue-numbering="true" text:style-name="WWNum2">
          <text:list-item>
            <text:p text:style-name="P44"><text:span text:style-name="T16">The sun </text:span><text:span text:style-name="T18">is getting</text:span><text:span text:style-name="T18"><text:note text:id="ftn3" text:note-class="footnote"><text:note-citation>3</text:note-citation><text:note-body><text:p text:style-name="P6"><text:span text:style-name="T26"><text:s/>A (long-term) change currently in progress </text:span><text:span text:style-name="T31"></text:span><text:span text:style-name="T26"> present progressive. Notice We can use repetition of a comparative form with the word and to indicate progressive change:</text:span></text:p><text:p text:style-name="P1"><text:span text:style-name="T27">Pollution is increasing <text:s/></text:span><text:span text:style-name="T32"></text:span><text:span text:style-name="T27"> There is more and more pollution</text:span></text:p></text:note-body></text:note></text:span><text:span text:style-name="T16"> colder and colder.</text:span></text:p>
          </text:list-item>
        </text:list>
        <text:p text:style-name="P51"/>
        <text:list xml:id="list164013502177647" text:continue-numbering="true" text:style-name="WWNum2">
          <text:list-item>
            <text:p text:style-name="P44"><text:span text:style-name="T16">Speak more slowly! I </text:span><text:span text:style-name="T18">don’t understand</text:span><text:span text:style-name="T16"> what you </text:span><text:span text:style-name="T18">are saying</text:span><text:span text:style-name="T18"><text:note text:id="ftn4" text:note-class="footnote"><text:note-citation>4</text:note-citation><text:note-body><text:p text:style-name="P7"><text:span text:style-name="T26"><text:s/>State verb then a dynamic verb.</text:span></text:p></text:note-body></text:note></text:span><text:span text:style-name="T16">.</text:span></text:p>
          </text:list-item>
        </text:list>
        <text:p text:style-name="P51"/>
        <text:list xml:id="list164013782394469" text:continue-numbering="true" text:style-name="WWNum2">
          <text:list-item>
            <text:p text:style-name="P44"><text:span text:style-name="T20">What </text:span><text:span text:style-name="T22">is happening</text:span><text:span text:style-name="T20">?</text:span></text:p>
          </text:list-item>
        </text:list>
        <text:p text:style-name="List_20_Paragraph"><text:span text:style-name="T16">I </text:span><text:span text:style-name="T18">don’t know</text:span><text:span text:style-name="T18"><text:note text:id="ftn5" text:note-class="footnote"><text:note-citation>5</text:note-citation><text:note-body><text:p text:style-name="P8"><text:span text:style-name="T26"><text:s/>Dynamic verb then a state verb (</text:span><text:span text:style-name="T27">What’s happening</text:span><text:span text:style-name="T26"> </text:span><text:span text:style-name="T33"></text:span><text:span text:style-name="T26"> limited duration, cf. </text:span><text:span text:style-name="T27">What happens exactly when we turn on a light?</text:span></text:p></text:note-body></text:note></text:span><text:span text:style-name="T16">, I've only just arrived.</text:span></text:p>
        <text:p text:style-name="P51"/>
        <text:list xml:id="list164013939692912" text:continue-numbering="true" text:style-name="WWNum2">
          <text:list-item>
            <text:p text:style-name="P44"><text:span text:style-name="T16">Don't disturb her, she </text:span><text:span text:style-name="T18">is thinking</text:span><text:span text:style-name="T18"><text:note text:id="ftn6" text:note-class="footnote"><text:note-citation>6</text:note-citation><text:note-body><text:p text:style-name="P9"><text:span text:style-name="T26"><text:s/>A dynamic use of </text:span><text:span text:style-name="T27">think</text:span><text:span text:style-name="T26">= </text:span><text:span text:style-name="T27">reflect upon</text:span><text:span text:style-name="T26">.</text:span></text:p></text:note-body></text:note></text:span><text:span text:style-name="T16"> about the problem.</text:span></text:p>
          </text:list-item>
        </text:list>
        <text:p text:style-name="P50"/>
        <text:list xml:id="list164013327460178" text:continue-numbering="true" text:style-name="WWNum2">
          <text:list-item>
            <text:p text:style-name="P44"><text:span text:style-name="T16">The price of flats </text:span><text:span text:style-name="T18">is going up</text:span><text:span text:style-name="T18"><text:note text:id="ftn7" text:note-class="footnote"><text:note-citation>7</text:note-citation><text:note-body><text:p text:style-name="P10"><text:span text:style-name="T26"><text:s/>A (long-term) change currently in progress.</text:span></text:p></text:note-body></text:note></text:span><text:span text:style-name="T16">.</text:span></text:p>
          </text:list-item>
        </text:list>
        <text:p text:style-name="P51"/>
        <text:list xml:id="list164013228479916" text:continue-numbering="true" text:style-name="WWNum2">
          <text:list-item>
            <text:p text:style-name="P44"><text:span text:style-name="T16">I'll phone you when I </text:span><text:span text:style-name="T18">get</text:span><text:span text:style-name="T18"><text:note text:id="ftn8" text:note-class="footnote"><text:note-citation>8</text:note-citation><text:note-body><text:p text:style-name="P11"><text:span text:style-name="T26"><text:s/>Present simple in a subordinate clause with future reference.</text:span></text:p></text:note-body></text:note></text:span><text:span text:style-name="T16"> home.</text:span></text:p>
          </text:list-item>
        </text:list>
        <text:p text:style-name="P51"/>
        <text:list xml:id="list164013794478974" text:continue-numbering="true" text:style-name="WWNum2">
          <text:list-item>
            <text:p text:style-name="P44"><text:span text:style-name="T20">-</text:span><text:span text:style-name="T24">What </text:span><text:span text:style-name="T25">are you doing</text:span><text:span text:style-name="T24">?</text:span></text:p>
          </text:list-item>
        </text:list>
        <text:p text:style-name="List_20_Paragraph"><text:span text:style-name="T24">–I’</text:span><text:span text:style-name="T25">m looking for</text:span><text:span text:style-name="T25"><text:note text:id="ftn9" text:note-class="footnote"><text:note-citation>9</text:note-citation><text:note-body><text:p text:style-name="P12"><text:span text:style-name="T26"><text:s/></text:span><text:span text:style-name="T29">Limited duration (right now).</text:span></text:p></text:note-body></text:note></text:span><text:span text:style-name="T25"> </text:span><text:span text:style-name="T24">that book I lent you.</text:span></text:p>
        <text:p text:style-name="P51"/>
        <text:list xml:id="list164013008226948" text:continue-numbering="true" text:style-name="WWNum2">
          <text:list-item>
            <text:p text:style-name="P44"><text:span text:style-name="T16">This week I </text:span><text:span text:style-name="T18">am going</text:span><text:span text:style-name="T18"><text:note text:id="ftn10" text:note-class="footnote"><text:note-citation>10</text:note-citation><text:note-body><text:p text:style-name="P13"><text:span text:style-name="T29"><text:s/>Limited duration (this week).</text:span></text:p></text:note-body></text:note></text:span><text:span text:style-name="T16"> to work by bus, because I've lent my bicycle to a friend.</text:span></text:p>
          </text:list-item>
        </text:list>
        <text:p text:style-name="P51"/>
        <text:list xml:id="list164013108533340" text:continue-numbering="true" text:style-name="WWNum2">
          <text:list-item>
            <text:p text:style-name="P44"><text:span text:style-name="T16">I </text:span><text:span text:style-name="T18">know</text:span><text:span text:style-name="T16"> he</text:span><text:span text:style-name="T18"> isn’t telling</text:span><text:span text:style-name="T18"><text:note text:id="ftn11" text:note-class="footnote"><text:note-citation>11</text:note-citation><text:note-body><text:p text:style-name="P14"><text:span text:style-name="T26"><text:s/>State verb, then a dynamic verb with limited duration.</text:span></text:p></text:note-body></text:note></text:span><text:span text:style-name="T16"> the truth about the incident.</text:span></text:p>
          </text:list-item>
        </text:list>
        <text:p text:style-name="P51"/>
        <text:list xml:id="list164012821337575" text:continue-numbering="true" text:style-name="WWNum2">
          <text:list-item>
            <text:p text:style-name="P44"><text:span text:style-name="T18">I’m reading</text:span><text:span text:style-name="T18"><text:note text:id="ftn12" text:note-class="footnote"><text:note-citation>12</text:note-citation><text:note-body><text:p text:style-name="P15"><text:span text:style-name="T26"><text:s/>Limited duration, something happening around now. </text:span></text:p></text:note-body></text:note></text:span><text:span text:style-name="T18"> </text:span><text:span text:style-name="T19">De Rerum Natura</text:span><text:span text:style-name="T16"> again.</text:span></text:p>
          </text:list-item>
        </text:list>
        <text:p text:style-name="P51"/>
        <text:list xml:id="list164012804129097" text:continue-numbering="true" text:style-name="WWNum2">
          <text:list-item>
            <text:p text:style-name="P44"><text:span text:style-name="T16">Why </text:span><text:span text:style-name="T18">don’t we organize</text:span><text:span text:style-name="T18"><text:note text:id="ftn13" text:note-class="footnote"><text:note-citation>13</text:note-citation><text:note-body><text:p text:style-name="P16"><text:span text:style-name="T26"><text:s/>Set expression: </text:span><text:span text:style-name="T27">Why don’t you ..? Why don’t we ..?</text:span><text:span text:style-name="T26"> </text:span><text:span text:style-name="T33"></text:span><text:span text:style-name="T26"> suggestions. </text:span></text:p></text:note-body></text:note></text:span><text:span text:style-name="T18"> </text:span><text:span text:style-name="T16"><text:s/>a protest against the Government.</text:span></text:p>
          </text:list-item>
        </text:list>
        <text:p text:style-name="P51"/>
        <text:list xml:id="list164013770860646" text:continue-numbering="true" text:style-name="WWNum2">
          <text:list-item>
            <text:p text:style-name="P36"><text:span text:style-name="T16">As soon as I </text:span><text:span text:style-name="T18">get</text:span><text:span text:style-name="T18"><text:note text:id="ftn14" text:note-class="footnote"><text:note-citation>14</text:note-citation><text:note-body><text:p text:style-name="P17"><text:span text:style-name="T26"><text:s/>Present simple in a subordinate clause with future reference.</text:span></text:p></text:note-body></text:note></text:span><text:span text:style-name="T16"> home, I'll have a drink.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Narrow1" svg:font-family="'Arial Narrow'" style:font-adornments="Norm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/>
      <style:text-properties fo:font-size="22pt" fo:language="en" fo:country="GB" style:font-size-asian="2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476cm" fo:margin-right="0cm" fo:orphans="0" fo:widows="0" fo:text-indent="-0.476cm" style:auto-text-indent="false"/>
      <style:text-properties fo:font-size="16pt" fo:language="en" fo:country="GB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032cm" fo:margin-right="0cm" fo:orphans="0" fo:widows="0" fo:text-indent="-0.397cm" style:auto-text-indent="false"/>
      <style:text-properties fo:font-size="14pt" fo:language="en" fo:country="GB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88cm" fo:margin-right="0cm" fo:orphans="0" fo:widows="0" fo:text-indent="-0.318cm" style:auto-text-indent="false"/>
      <style:text-properties fo:font-size="12pt" fo:language="en" fo:country="GB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2.223cm" fo:margin-right="0cm" fo:orphans="0" fo:widows="0" fo:text-indent="-0.318cm" style:auto-text-indent="false"/>
      <style:text-properties fo:language="en" fo:country="GB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858cm" fo:margin-right="0cm" fo:orphans="0" fo:widows="0" fo:text-indent="-0.318cm" style:auto-text-indent="false"/>
      <style:text-properties fo:language="en" fo:country="GB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Narro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07:58:00</meta:creation-date>
    <meta:initial-creator>EDMUN</meta:initial-creator>
    <dc:language>es-ES</dc:language>
    <meta:print-date>2015-02-08T11:16:00</meta:print-date>
    <dc:date>2020-09-22T16:40:11.909000000</dc:date>
    <meta:editing-cycles>6</meta:editing-cycles>
    <dc:title>Tenses referring to present time</dc:title>
    <meta:editing-duration>PT16M37S</meta:editing-duration>
    <meta:generator>LibreOffice/6.3.4.2$Windows_X86_64 LibreOffice_project/60da17e045e08f1793c57c00ba83cdfce946d0aa</meta:generator>
    <meta:document-statistic meta:table-count="0" meta:image-count="0" meta:object-count="0" meta:page-count="2" meta:paragraph-count="103" meta:word-count="896" meta:character-count="4871" meta:non-whitespace-character-count="4068"/>
    <meta:user-defined meta:name="AppVersion">16.0000</meta:user-defined>
    <meta:user-defined meta:name="Company">http://www.centor.mx.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